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8e16a"/>
    </style:style>
    <style:style style:name="T2" style:family="text">
      <style:text-properties officeooo:rsid="0008f4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rop database if exists LinYinAstonMartinF1Team;</text:p>
      <text:p text:style-name="Standard">create database LinYinAstonMartinF1Team;</text:p>
      <text:p text:style-name="Standard">use LinYinAstonMartinF1Team;</text:p>
      <text:p text:style-name="Standard">-- Dani</text:p>
      <text:p text:style-name="Standard">create table if not exists trabajadores(</text:p>
      <text:p text:style-name="Standard"><text:tab/>id int primary key auto_increment,</text:p>
      <text:p text:style-name="Standard"><text:tab/>nombre varchar(30) not null,</text:p>
      <text:p text:style-name="Standard"><text:tab/>dni char(9) not null,</text:p>
      <text:p text:style-name="Standard"><text:tab/>nacionalidad varchar(10),</text:p>
      <text:p text:style-name="Standard"><text:tab/>fecha_nacimiento date not null,</text:p>
      <text:p text:style-name="Standard"><text:s text:c="4"/>tipo enum ('mecanico', 'ingeniero','limpiador') not null,</text:p>
      <text:p text:style-name="Standard"><text:tab/>id_equipo int not null</text:p>
      <text:p text:style-name="Standard">);</text:p>
      <text:p text:style-name="Standard">create table if not exists mecanicos(</text:p>
      <text:p text:style-name="Standard"><text:tab/>id int primary key auto_increment,</text:p>
      <text:p text:style-name="Standard"><text:s text:c="4"/>tarea_pit_stop varchar(30) not null</text:p>
      <text:p text:style-name="Standard">);</text:p>
      <text:p text:style-name="Standard">-- Jaza</text:p>
      <text:p text:style-name="Standard">CREATE TABLE IF NOT EXISTS equipos (</text:p>
      <text:p text:style-name="Standard"><text:tab/>id int primary key auto_increment,</text:p>
      <text:p text:style-name="Standard"><text:s text:c="4"/>nacionalidad varchar(30) not null,</text:p>
      <text:p text:style-name="Standard"><text:s text:c="4"/>nombre varchar(30) not null,</text:p>
      <text:p text:style-name="Standard"><text:s text:c="4"/>año_fundacion date);</text:p>
      <text:p text:style-name="Standard">CREATE TABLE IF NOT EXISTS pilotos(</text:p>
      <text:p text:style-name="Standard"><text:tab/>id int primary key auto_increment,</text:p>
      <text:p text:style-name="Standard"><text:s text:c="4"/>nacionalidad varchar(30) not null,</text:p>
      <text:p text:style-name="Standard"><text:s text:c="4"/>id_equipo int not null,</text:p>
      <text:p text:style-name="Standard"><text:s text:c="4"/>numero int,</text:p>
      <text:p text:style-name="Standard"><text:s text:c="4"/>nombre varchar(30),</text:p>
      <text:p text:style-name="Standard"><text:tab/>index busquedaNombre(nombre)</text:p>
      <text:p text:style-name="Standard"><text:s text:c="4"/>);</text:p>
      <text:p text:style-name="Standard">-- Lin</text:p>
      <text:p text:style-name="Standard">create table if not exists carreras(</text:p>
      <text:p text:style-name="Standard">id int primary key auto_increment,</text:p>
      <text:p text:style-name="Standard">id_circuito int,</text:p>
      <text:p text:style-name="Standard">id_temporada int</text:p>
      <text:p text:style-name="Standard">);</text:p>
      <text:p text:style-name="Standard">create table if not exists resultados(</text:p>
      <text:p text:style-name="Standard">id_piloto int not null,</text:p>
      <text:p text:style-name="Standard">id_carrera int not null,</text:p>
      <text:p text:style-name="Standard">puntos_carrera int not null,</text:p>
      <text:p text:style-name="Standard">posicion int not null,</text:p>
      <text:p text:style-name="Standard">primary key (id_piloto,id_carrera)</text:p>
      <text:p text:style-name="Standard">);</text:p>
      <text:p text:style-name="Standard">-- Daikel</text:p>
      <text:p text:style-name="Standard">create table ing_coche(</text:p>
      <text:p text:style-name="Standard">id int auto_increment primary key,</text:p>
      <text:p text:style-name="Standard">area_de_coche varchar(30) not null</text:p>
      <text:p text:style-name="Standard">);</text:p>
      <text:p text:style-name="Standard">create table ing_estrategia(</text:p>
      <text:p text:style-name="Standard">id int auto_increment primary key,</text:p>
      <text:p text:style-name="Standard">localizacion varchar(30) not null</text:p>
      <text:p text:style-name="Standard"><text:soft-page-break/>) comment 'Los estrategas son ingenieros que esta especializados en las estrategias de carrera';</text:p>
      <text:p text:style-name="Standard">-- Luis</text:p>
      <text:p text:style-name="Standard">create table if not exists circuitos (</text:p>
      <text:p text:style-name="Standard"><text:tab/>id int not null auto_increment primary key,</text:p>
      <text:p text:style-name="Standard"><text:s text:c="4"/>longitud double not null,</text:p>
      <text:p text:style-name="Standard"><text:s text:c="4"/>ubicacion varchar(40) not null,</text:p>
      <text:p text:style-name="Standard"><text:s text:c="4"/>nombre varchar(100) not null,</text:p>
      <text:p text:style-name="Standard"><text:s text:c="4"/>nvueltas int not null</text:p>
      <text:p text:style-name="Standard"><text:s text:c="4"/>);</text:p>
      <text:p text:style-name="Standard">create table if not exists temporadas (</text:p>
      <text:p text:style-name="Standard"><text:tab/>id int not null primary key auto_increment,</text:p>
      <text:p text:style-name="Standard"><text:s text:c="4"/>año <text:span text:style-name="T1">int</text:span> not null</text:p>
      <text:p text:style-name="Standard"><text:s text:c="4"/>);</text:p>
      <text:p text:style-name="Standard"/>
      <text:p text:style-name="Standard"/>
      <text:p text:style-name="Standard">-- Dani</text:p>
      <text:p text:style-name="Standard">alter table trabajadores add foreign key (id_equipo) references equipos(id);</text:p>
      <text:p text:style-name="Standard">alter table mecanicos add foreign key (id) references trabajadores(id);</text:p>
      <text:p text:style-name="Standard">-- Jaza</text:p>
      <text:p text:style-name="Standard">alter table pilotos add foreign key (id_equipo) references equipos(id);</text:p>
      <text:p text:style-name="Standard">-- Lin</text:p>
      <text:p text:style-name="Standard">alter table carreras add foreign key (id_circuito) references circuitos(id);</text:p>
      <text:p text:style-name="Standard">alter table carreras add foreign key (id_temporada) references temporadas(id);</text:p>
      <text:p text:style-name="Standard">alter table resultados add foreign key resultados(id_piloto) references pilotos(id);</text:p>
      <text:p text:style-name="Standard">alter table resultados add foreign key resultados(id_carrera) references carreras(id);</text:p>
      <text:p text:style-name="Standard">-- Daikel</text:p>
      <text:p text:style-name="Standard">ALTER TABLE ing_coche ADD CONSTRAINT fk_ing_coche_trabajador FOREIGN KEY (id) REFERENCES trabajadores(id);</text:p>
      <text:p text:style-name="Standard">ALTER TABLE ing_estrategia ADD CONSTRAINT fk_ing_estrategia_trabajador FOREIGN KEY (id) REFERENCES trabajadores(id);</text:p>
      <text:p text:style-name="Standard">-- Luis no tiene claves foraneas</text:p>
      <text:p text:style-name="Standard"/>
      <text:p text:style-name="Standard"/>
      <text:p text:style-name="Standard"/>
      <text:p text:style-name="Standard">-- 2º Trimestre ACTIVIDAES</text:p>
      <text:p text:style-name="Standard"/>
      <text:p text:style-name="Standard">-- 3 Modifica las tablas añadiendo índices (incluido UNIQUE y FULLTEXT). Justifica tu elección.</text:p>
      <text:p text:style-name="Standard">-- Tabla Pilotos</text:p>
      <text:p text:style-name="Standard">alter table pilotos ADD UNIQUE INDEX (numero);</text:p>
      <text:p text:style-name="Standard">-- Los elegí por que tengo entendido que el numero de los Pilotos no se repiten</text:p>
      <text:p text:style-name="Standard"/>
      <text:p text:style-name="Standard">-- Tabla Circuitos</text:p>
      <text:p text:style-name="Standard">alter table circuitos ADD FULLTEXT INDEX (nombre);</text:p>
      <text:p text:style-name="Standard">-- El nombre de los circutos no se repiten</text:p>
      <text:p text:style-name="Standard"/>
      <text:p text:style-name="Standard">-- Tabla Equipos</text:p>
      <text:p text:style-name="Standard">alter table equipos ADD FULLTEXT INDEX (nombre);</text:p>
      <text:p text:style-name="Standard">-- El nombre de los equipos no se repiten</text:p>
      <text:p text:style-name="Standard"/>
      <text:p text:style-name="Standard">-- Tabla Temporada</text:p>
      <text:p text:style-name="Standard">alter table temporadas ADD UNIQUE INDEX (año);</text:p>
      <text:p text:style-name="Standard">-- Tengo entendido que no habra 2 temporadas el mismo año (creo)</text:p>
      <text:p text:style-name="Standard"><text:soft-page-break/></text:p>
      <text:p text:style-name="Standard">-- 4º Elimina dichos índices.</text:p>
      <text:p text:style-name="Standard"/>
      <text:p text:style-name="Standard">-- Tabla Pilotos</text:p>
      <text:p text:style-name="Standard">alter table pilotos DROP INDEX numero;</text:p>
      <text:p text:style-name="Standard">-- Tabla Circuitos</text:p>
      <text:p text:style-name="Standard">alter table circuitos DROP INDEX nombre;</text:p>
      <text:p text:style-name="Standard">-- Tabla Equipos</text:p>
      <text:p text:style-name="Standard">alter table equipos DROP INDEX nombre;</text:p>
      <text:p text:style-name="Standard">-- Tabla Temporada</text:p>
      <text:p text:style-name="Standard">alter table temporadas DROP INDEX año;</text:p>
      <text:p text:style-name="Standard"/>
      <text:p text:style-name="Standard">-- 5 Crea tres vistas. Específica qué quieres mostrar en las vistas.</text:p>
      <text:p text:style-name="Standard">-- Hemos creado vistas que muestran todos los datos de determinadas tablas para poder mostrar sus resultados sin dar necesidad de dar permisos sobre esas tablas.</text:p>
      <text:p text:style-name="Standard"/>
      <text:p text:style-name="Standard">Create view pilot as select * from pilotos;</text:p>
      <text:p text:style-name="Standard">Create view carrer as select * from carreras;</text:p>
      <text:p text:style-name="Standard">Create view circuits as select * from circuitos;</text:p>
      <text:p text:style-name="Standard"/>
      <text:p text:style-name="Standard">-- 6 Elimina las vistas.</text:p>
      <text:p text:style-name="Standard"/>
      <text:p text:style-name="Standard">Drop view pilot; </text:p>
      <text:p text:style-name="Standard">Drop view carrer;</text:p>
      <text:p text:style-name="Standard">Drop view circuits;</text:p>
      <text:p text:style-name="Standard"/>
      <text:p text:style-name="Standard"/>
      <text:p text:style-name="Standard">-- Inserciones<text:span text:style-name="T2"> para parte final</text:span></text:p>
      <text:p text:style-name="Standard"/>
      <text:p text:style-name="Standard">insert into equipos values(default, "España", "HRT", "2012-10-16"),</text:p>
      <text:p text:style-name="Standard">(default, "italia", "Ferrari", "2008-08-24"),</text:p>
      <text:p text:style-name="Standard">(default, "Alemania", "Mercedes", "1970-08-01"),</text:p>
      <text:p text:style-name="Standard">(default, "Reino Unido", "McLaren", "1966-05-10");</text:p>
      <text:p text:style-name="Standard"/>
      <text:p text:style-name="Standard">insert into trabajadores values(default, "Paco", "46526022E", "España", "1993-06-20", 1, 1),</text:p>
      <text:p text:style-name="Standard">(default, "Luis", "45682468B", "Brasil", "1980-02-10", 2, 1),</text:p>
      <text:p text:style-name="Standard">(default, "Ongongo","4854786N","Alemania","1981-01-15", 3, 1),</text:p>
      <text:p text:style-name="Standard">(default, "Wagyu", "46126382V", "Japon", "1991-06-20", 1, 2),</text:p>
      <text:p text:style-name="Standard">(default, "Daniel", "41687438M", "Croacia", "1970-02-10", 2, 2),</text:p>
      <text:p text:style-name="Standard">(default, "Ongongo","4484986F","Alemania","1961-01-15",3,2),</text:p>
      <text:p text:style-name="Standard">(default, "Abdullah", "46526022E", "España", "1973-06-20", 1,3),</text:p>
      <text:p text:style-name="Standard">(default, "Irene", "4879215G", "Noruega", "1989-01-10", 2, 3),</text:p>
      <text:p text:style-name="Standard">(default, "Chris Bumstead","47465697S","Alemania","1951-01-15",3,3),</text:p>
      <text:p text:style-name="Standard">(default, "Daikel", "4113654F", "China", "1999-06-20", 1, 4),</text:p>
      <text:p text:style-name="Standard">(default, "Jazael", "45696315H", "Canada", "1900-05-10", 2, 4),</text:p>
      <text:p text:style-name="Standard">(default, "LinYi","41236547D","Mexico","1981-01-15",3,4);</text:p>
      <text:p text:style-name="Standard"/>
      <text:p text:style-name="Standard">insert into pilotos values</text:p>
      <text:p text:style-name="Standard">(default, "España", 1, <text:s/>24, "Antonio"),</text:p>
      <text:p text:style-name="Standard">(default, "Croacia", 1, <text:s/>2, "Ismael"),</text:p>
      <text:p text:style-name="Standard">(default, "Alemania", 2, <text:s/>36, "Salvador"),</text:p>
      <text:p text:style-name="Standard">(default, "Japon", 2, <text:s/>7, "Guillermo"),</text:p>
      <text:p text:style-name="Standard"><text:soft-page-break/>(default, "Eslovaquia", 3, <text:s/>9, "Manuel"),</text:p>
      <text:p text:style-name="Standard">(default, "Noruega", 3, <text:s/>30, "Jose"),</text:p>
      <text:p text:style-name="Standard">(default, "Africa", 4, <text:s/>22, "Sun-Jiwoo"),</text:p>
      <text:p text:style-name="Standard">(default, "Korea", 4, <text:s/>15, "Recio");</text:p>
      <text:p text:style-name="Standard"/>
      <text:p text:style-name="Standard">select * from equipos;</text:p>
      <text:p text:style-name="Standard">select * from pilotos;</text:p>
      <text:p text:style-name="Standard">select * from trabajadores;</text:p>
      <text:p text:style-name="Standard"/>
      <text:p text:style-name="Standard">use LinYinAstonMartinF1Team;</text:p>
      <text:p text:style-name="Standard">describe temporadas;</text:p>
      <text:p text:style-name="Standard">describe circuitos;</text:p>
      <text:p text:style-name="Standard">describe carreras;</text:p>
      <text:p text:style-name="Standard"/>
      <text:p text:style-name="Standard">-- temporadas</text:p>
      <text:p text:style-name="Standard">insert into temporadas values (default,2015),(default,2016);</text:p>
      <text:p text:style-name="Standard"/>
      <text:p text:style-name="Standard">-- circuitos</text:p>
      <text:p text:style-name="Standard">insert into circuitos values(default,5.7,'Italia','Monza',53),</text:p>
      <text:p text:style-name="Standard">(default,5.8,'Japon','Suzuka',53),</text:p>
      <text:p text:style-name="Standard">(default,5.4,'China','ShangHai',56),</text:p>
      <text:p text:style-name="Standard">(default,4.6,'España','Montmelo',66),</text:p>
      <text:p text:style-name="Standard">(default,7.0,'Belgica','SPA',44),</text:p>
      <text:p text:style-name="Standard">(default,4.3,'Brasil','Interlagos',71);</text:p>
      <text:p text:style-name="Standard">insert into circuitos values(default,5.4,'Bahrein','Bahrein',57);</text:p>
      <text:p text:style-name="Standard"/>
      <text:p text:style-name="Standard">-- carreras</text:p>
      <text:p text:style-name="Standard">insert into carreras values(default,1,1),(default,2,1),(default,3,1),</text:p>
      <text:p text:style-name="Standard">(default,4,2),(default,5,2),(default,6,2);</text:p>
      <text:p text:style-name="Standard"/>
      <text:p text:style-name="Standard">select * from temporadas;</text:p>
      <text:p text:style-name="Standard">select * from circuitos;</text:p>
      <text:p text:style-name="Standard">select * from carreras;</text:p>
      <text:p text:style-name="Standard"/>
      <text:p text:style-name="Standard">insert into resultados values(1, 1, 40, 1),</text:p>
      <text:p text:style-name="Standard">(2, 1, 37, 2),</text:p>
      <text:p text:style-name="Standard">(3, 1, 35, 3),</text:p>
      <text:p text:style-name="Standard">(4, 1, 32, 4),</text:p>
      <text:p text:style-name="Standard">(5, 1, 16, 5),</text:p>
      <text:p text:style-name="Standard">(6, 1, 10, 6),</text:p>
      <text:p text:style-name="Standard">(7, 1, 5, 7),</text:p>
      <text:p text:style-name="Standard">(8, 1, 2, 8),</text:p>
      <text:p text:style-name="Standard">(5, 2, 40, 1),</text:p>
      <text:p text:style-name="Standard">(2, 2, 37, 2),</text:p>
      <text:p text:style-name="Standard">(3, 2, 35, 3),</text:p>
      <text:p text:style-name="Standard">(1, 2, 32, 4),</text:p>
      <text:p text:style-name="Standard">(8, 2, 16, 5),</text:p>
      <text:p text:style-name="Standard">(6, 2, 10, 6),</text:p>
      <text:p text:style-name="Standard">(7, 2, 5, 7),</text:p>
      <text:p text:style-name="Standard">(4, 2, 2, 8);</text:p>
      <text:p text:style-name="Standard"/>
      <text:p text:style-name="Standard">select * from resultados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6:31:50.197000000</meta:creation-date>
    <dc:date>2024-05-10T19:20:56.721000000</dc:date>
    <meta:editing-duration>PT1H51M29S</meta:editing-duration>
    <meta:editing-cycles>7</meta:editing-cycles>
    <meta:generator>LibreOffice/7.6.4.1$Windows_X86_64 LibreOffice_project/e19e193f88cd6c0525a17fb7a176ed8e6a3e2aa1</meta:generator>
    <meta:document-statistic meta:table-count="0" meta:image-count="0" meta:object-count="0" meta:page-count="4" meta:paragraph-count="177" meta:word-count="841" meta:character-count="6279" meta:non-whitespace-character-count="5526"/>
  </office:meta>
</office:document-meta>
</file>